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9a9ec" officeooo:paragraph-rsid="0019a9ec"/>
    </style:style>
    <style:style style:name="P2" style:family="paragraph" style:parent-style-name="Title">
      <style:text-properties officeooo:rsid="0019a9ec" officeooo:paragraph-rsid="0019a9ec"/>
    </style:style>
    <style:style style:name="P3" style:family="paragraph" style:parent-style-name="Text_20_body">
      <style:text-properties officeooo:rsid="0019a9ec" officeooo:paragraph-rsid="0019a9ec"/>
    </style:style>
    <style:style style:name="P4" style:family="paragraph" style:parent-style-name="Text_20_body">
      <style:text-properties officeooo:rsid="001b6986" officeooo:paragraph-rsid="001b6986"/>
    </style:style>
    <style:style style:name="P5" style:family="paragraph" style:parent-style-name="Text_20_body">
      <style:text-properties officeooo:rsid="001c7549" officeooo:paragraph-rsid="001c7549"/>
    </style:style>
    <style:style style:name="P6" style:family="paragraph" style:parent-style-name="Text_20_body">
      <style:text-properties officeooo:rsid="001e5f49" officeooo:paragraph-rsid="001e5f49"/>
    </style:style>
    <style:style style:name="P7" style:family="paragraph" style:parent-style-name="Text_20_body">
      <style:text-properties officeooo:rsid="00200840" officeooo:paragraph-rsid="00200840"/>
    </style:style>
    <style:style style:name="P8" style:family="paragraph" style:parent-style-name="Text_20_body">
      <style:text-properties officeooo:rsid="002623e3" officeooo:paragraph-rsid="002623e3"/>
    </style:style>
    <style:style style:name="P9" style:family="paragraph" style:parent-style-name="Text_20_body">
      <style:text-properties officeooo:rsid="002c4c70" officeooo:paragraph-rsid="002c4c70"/>
    </style:style>
    <style:style style:name="P10" style:family="paragraph" style:parent-style-name="Heading_20_1">
      <style:text-properties officeooo:rsid="001b6986" officeooo:paragraph-rsid="001b6986"/>
    </style:style>
    <style:style style:name="P11" style:family="paragraph" style:parent-style-name="Heading_20_2">
      <style:text-properties officeooo:rsid="00200840" officeooo:paragraph-rsid="00200840"/>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19a9ec"/>
    </style:style>
    <style:style style:name="T2" style:family="text">
      <style:text-properties officeooo:rsid="002311f9"/>
    </style:style>
    <style:style style:name="T3" style:family="text">
      <style:text-properties officeooo:rsid="0026e9cb"/>
    </style:style>
    <style:style style:name="T4" style:family="text">
      <style:text-properties officeooo:rsid="00286b9b"/>
    </style:style>
    <style:style style:name="T5" style:family="text">
      <style:text-properties officeooo:rsid="002e9618"/>
    </style:style>
    <style:style style:name="T6" style:family="text">
      <style:text-properties officeooo:rsid="002f391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Aihekuvaus – DatabaseClient</text:p>
      <text:p text:style-name="P3"/>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ällysluettelo</text:p>
          </text:index-title>
          <text:p text:style-name="P12"><text:a xlink:type="simple" xlink:href="#__RefHeading___Toc138_70313565" text:style-name="Index_20_Link" text:visited-style-name="Index_20_Link">Ohjelmiston kuvaus<text:tab/>1</text:a></text:p>
          <text:p text:style-name="P12"><text:a xlink:type="simple" xlink:href="#__RefHeading___Toc244_70313565" text:style-name="Index_20_Link" text:visited-style-name="Index_20_Link">Testattavat ominaisuudet<text:tab/>1</text:a></text:p>
          <text:p text:style-name="P13"><text:a xlink:type="simple" xlink:href="#__RefHeading___Toc248_70313565" text:style-name="Index_20_Link" text:visited-style-name="Index_20_Link">Testausprojektin päämäärät<text:tab/>2</text:a></text:p>
          <text:p text:style-name="P12"><text:a xlink:type="simple" xlink:href="#__RefHeading___Toc250_70313565" text:style-name="Index_20_Link" text:visited-style-name="Index_20_Link">Ryhmään liittyvät tiedot<text:tab/>2</text:a></text:p>
        </text:index-body>
      </text:table-of-content>
      <text:p text:style-name="P3"/>
      <text:h text:style-name="P10" text:outline-level="1"><text:bookmark-start text:name="__RefHeading___Toc138_70313565"/>Ohjelmiston kuvaus<text:bookmark-end text:name="__RefHeading___Toc138_70313565"/></text:h>
      <text:p text:style-name="P7">Testattavana ohjelmistona toimii Henri Haverinen tuottama prototyyppi nimeltään “DatabaseClient”. Ohjelmisto on toteutettu harjoitustyönä kurssille Jyväskylän yliopiston informaatioteknologian tiedekunnan tarjoamalle kurssille TIEA306.</text:p>
      <text:p text:style-name="P7">Ohjelmisto tarjoaa käyttäjälleen graafisen käyttöliittymän tietokantayhteyksien hallintaan, muodostamiseen ja tietokantakyselyjen suorittamiseen. Tällä hetkellä ainoa tuettu tietokanta on MySQL.</text:p>
      <text:h text:style-name="P10" text:outline-level="1"><text:bookmark-start text:name="__RefHeading___Toc244_70313565"/>Testattavat ominaisuudet<text:bookmark-end text:name="__RefHeading___Toc244_70313565"/></text:h>
      <text:p text:style-name="P8">Tarkoituksena on suorittaa <text:span text:style-name="T3">järjestelmätason testausta</text:span> DatabaseClient -ohjelmistolle. <text:span text:style-name="T4">Mahdollisesti tehtäviä testityyppejä ovat seuraavat:</text:span></text:p>
      <text:p text:style-name="P8">- <text:span text:style-name="T4">asennustestaus: testataan ohjelmiston asennusta vähintään 2 erilaiselle alustalle.</text:span></text:p>
      <text:p text:style-name="P8">- <text:span text:style-name="T4">vikasietoisuuden testausta: kuinka ohjelmisto käyttäytyy virhetilanteiden sattuessa, esimerkiksi tietokantayhteyden muodostamisen epäonnistuminen / katkeaminen tai konfiguraatiotiedostojen uupuminen / virheellisyys</text:span></text:p>
      <text:p text:style-name="P8">- <text:span text:style-name="T4">toiminnallinen testaus liittyen käyttäjän antamiin syötteisiin: esimerkiksi tietokantayhteyksien tallentaminen tai tietokantakyselyjen antaminen</text:span></text:p>
      <text:h text:style-name="P11" text:outline-level="2"><text:bookmark-start text:name="__RefHeading___Toc248_70313565"/><text:soft-page-break/>Testausprojektin päämäärät<text:bookmark-end text:name="__RefHeading___Toc248_70313565"/></text:h>
      <text:p text:style-name="P9">Testausprojektin tavoitteena on todentaa, että DatabaseClient on helppo ottaa käyttöön (asennus) sekä varmistaa, että ohjelmisto toimii varmasti, tarkoittaen sitä ettei ohjelmisto kaadu käyttäjän tekemistä toimista, kuten virheellisistä syötteistä. Lisäksi erilaiset toiminnalliset testaukset todenäköisesti voivat tuoda parannus- ja kehitysideoita kyseiseen ohjelmistoon.</text:p>
      <text:h text:style-name="P10" text:outline-level="1"><text:bookmark-start text:name="__RefHeading___Toc250_70313565"/>Ryhmään liittyvät tiedot<text:bookmark-end text:name="__RefHeading___Toc250_70313565"/></text:h>
      <text:p text:style-name="P4">Ryhmän jäsenet:</text:p>
      <text:p text:style-name="P4">- Henri Haverinen, <text:a xlink:type="simple" xlink:href="mailto:henri.s.haverinen@student.jyu.fi" text:style-name="Internet_20_link" text:visited-style-name="Visited_20_Internet_20_Link">henri.s.haverinen@student.jyu.fi</text:a></text:p>
      <text:p text:style-name="P4">Jäsenien sitoumukset lukukauden aikana:</text:p>
      <text:p text:style-name="P4">- Henri Haverinen on töistä opintovapaalla, ja viettää tämän ajan Ranskassa työstäen Pro Gradu työtä sekä kahta tietotekniikan maisteritutkintoon kuuluvaa pääainekurssia (joista toinen on TIES546 kurssi).</text:p>
      <text:p text:style-name="P5">Yhteiset tapaamisajat:</text:p>
      <text:p text:style-name="P6">- Yhteisiä tapaamisaikoja ei tarvita, johtuen ryhmän henkilömäärästä (1).</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9a9ec" officeooo:paragraph-rsid="0019a9ec"/>
    </style:style>
    <style:style style:name="MT1" style:family="text">
      <style:text-properties officeooo:rsid="0019a9ec"/>
    </style:style>
    <style:style style:name="MT2" style:family="text">
      <style:text-properties officeooo:rsid="002311f9"/>
    </style:style>
    <style:style style:name="MT3" style:family="text">
      <style:text-properties officeooo:rsid="002f391e"/>
    </style:style>
    <style:style style:name="MT4" style:family="text">
      <style:text-properties officeooo:rsid="002e9618"/>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header-first>
        <text:p text:style-name="Header"><text:span text:style-name="MT1">Ryhmä: </text:span>Tea<text:span text:style-name="MT2">m</text:span>H</text:p>
        <text:p text:style-name="MP1">Tekijä: Henri Haverinen, henri.s.haverinen@student.jyu.fi</text:p>
        <text:p text:style-name="MP1">Dokumentti: Aihekuvaus</text:p>
        <text:p text:style-name="MP1">Julkisuustaso: Julkinen</text:p>
        <text:p text:style-name="MP1">Päivämäärä: 1<text:span text:style-name="MT3">9</text:span>.09.2017</text:p>
        <text:p text:style-name="MP1">Versio: 0.<text:span text:style-name="MT4">1</text:span>.<text:span text:style-name="MT4">0</text:span></text:p>
        <text:p text:style-name="MP1">Opintojakso: TIES546 Ohjelmistotestaus, Jyväskylän yliopisto,</text:p>
        <text:p text:style-name="MP1"><text:s text:c="8"/>Informaatioteknologian tiedekunta</text:p>
        <text:p text:style-name="MP1">Versiohallinta: https://github.com/hhaverinen/TIES546</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8:01:49.837666958</meta:creation-date>
    <dc:date>2017-09-19T08:53:26.626937825</dc:date>
    <meta:editing-duration>PT14H40M36S</meta:editing-duration>
    <meta:editing-cycles>16</meta:editing-cycles>
    <meta:generator>LibreOffice/5.1.6.2$Linux_X86_64 LibreOffice_project/10m0$Build-2</meta:generator>
    <meta:document-statistic meta:table-count="0" meta:image-count="0" meta:object-count="0" meta:page-count="2" meta:paragraph-count="32" meta:word-count="227" meta:character-count="2327" meta:non-whitespace-character-count="2123"/>
  </office:meta>
</office:document-meta>
</file>